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Calibri" officeooo:paragraph-rsid="00268fa8"/>
    </style:style>
    <style:style style:name="P2" style:family="paragraph" style:parent-style-name="Standard">
      <style:paragraph-properties fo:line-height="200%" fo:text-align="justify" style:justify-single-word="false"/>
      <style:text-properties style:font-name="Calibri" officeooo:paragraph-rsid="002bf91d"/>
    </style:style>
    <style:style style:name="P3" style:family="paragraph" style:parent-style-name="Standard">
      <style:paragraph-properties fo:line-height="200%" fo:text-align="justify" style:justify-single-word="false"/>
      <style:text-properties style:font-name="Calibri" officeooo:paragraph-rsid="0030e005"/>
    </style:style>
    <style:style style:name="T1" style:family="text">
      <style:text-properties officeooo:rsid="0021d2af"/>
    </style:style>
    <style:style style:name="T2" style:family="text">
      <style:text-properties officeooo:rsid="0027e8a3"/>
    </style:style>
    <style:style style:name="T3" style:family="text">
      <style:text-properties officeooo:rsid="002d8ea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There is a variety of footwear to categorize. This categorization will dictate the databases needed for this online business. TechFam must distribute enough styles of footwear to become a central hub for all individuals looking to purchase shoes. However, it is critical to be efficient when creating the databases, avoiding any data redundancies. </text:span></text:p>
      <text:p text:style-name="P1"><text:span text:style-name="T1"><text:tab/>TechFam’s shoe selection targets people of all genders and age. As a result, the root node, “All,” must have three children, “Men,” “Women,” and “Kids.” In other words, the overarching “All” category must be broken down into those three categories. The children of these three nodes are categories of the different types of shoe, such as “Boots,” “Sneakers,” etc. Then, the different types of shoes are broken down even further by subtype. Finally, in addition to the first three children nodes, there is a fourth node, “Accessories,” which has items that are not exactly shoes. The classification tree (Figure 2.2) visualizes the categories in a tree format. This best showcases the relationships between all the categories.</text:span></text:p>
      <text:p text:style-name="P2"><text:tab/><text:span text:style-name="T2">An ER diagram (Figure 2.1) explains the basic outline, in regards to computing, for how each category will be organized within databases. Categories have primary key, categoryID, to uniquely identify each category. Another attribute is description. A description for each category is provided for users, briefly detailing the kind of product that is contained within the category itself. These descriptions are complemented by example pictures of the shoe type. Then there are relationships between the category and its parent node and children node(s). These relationships follow the classification tree. </text:span></text:p>
      <text:p text:style-name="P3"><text:tab/><text:span text:style-name="T3">We researched a few different shoe websites to obtain the categories. </text:span><text:a xlink:type="simple" xlink:href="http://Www.zappos.com/" text:style-name="Internet_20_link" text:visited-style-name="Visited_20_Internet_20_Link"><text:span text:style-name="T3">Www.zappos.com</text:span></text:a><text:span text:style-name="T3"> is a general shoe distributor that contains the most vast selection, contributing to the majority of our category ideas. </text:span><text:a xlink:type="simple" xlink:href="http://Www.justfab.com/" text:style-name="Internet_20_link" text:visited-style-name="Visited_20_Internet_20_Link"><text:span text:style-name="T3">Www.justfab.com</text:span></text:a><text:span text:style-name="T3"> delved deep into the various types of women’s shoes. We also noticed that these sites contained accessories, which we decided to implement to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2T20:09:05.454000000</meta:creation-date>
    <dc:date>2016-09-13T16:39:03.824000000</dc:date>
    <meta:editing-duration>PT45M47S</meta:editing-duration>
    <meta:editing-cycles>5</meta:editing-cycles>
    <meta:generator>LibreOffice/5.1.3.2$Windows_X86_64 LibreOffice_project/644e4637d1d8544fd9f56425bd6cec110e49301b</meta:generator>
    <meta:document-statistic meta:table-count="0" meta:image-count="0" meta:object-count="0" meta:page-count="1" meta:paragraph-count="4" meta:word-count="313" meta:character-count="2049" meta:non-whitespace-character-count="1733"/>
  </office:meta>
</office:document-meta>
</file>